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5.56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5.56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4.80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05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05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6.20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6.20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2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2.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2" draw:layer="layout" svg:width="6.068cm" svg:height="1.651cm" svg:x="7.245cm" svg:y="4.809cm">
            <text:p text:style-name="P1">GameObject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069cm" svg:height="2.159cm" draw:transform="skewX (-0.00191986217719376) translate (7.247cm 6.43cm)">
            <text:p text:style-name="P3"><text:span text:style-name="T1">image</text:span><text:span text:style-name="T1"><text:line-break/></text:span><text:span text:style-name="T1">location</text:span><text:span text:style-name="T1"><text:line-break/></text:span><text:span text:style-name="T1">initiallocation</text:span><text:span text:style-name="T1"><text:line-break/></text:span><text:span text:style-name="T1">rec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6.068cm" svg:height="1.651cm" svg:x="7.245cm" svg:y="8.509cm">
            <text:p text:style-name="P3"><text:span text:style-name="T1">setimage(path,size,rotation)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xml:id="id7" draw:id="id7" draw:layer="layout" svg:width="5.307cm" svg:height="1.651cm" svg:x="7.65cm" svg:y="1.635cm">
          <text:p text:style-name="P1">Pygame Sprite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4" draw:text-style-name="P2" draw:layer="layout" svg:width="3.553cm" svg:height="1.651cm" svg:x="1.254cm" svg:y="11.905cm">
            <text:p text:style-name="P1">Eatable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553cm" svg:height="2.159cm" draw:transform="skewX (-0.000872664625997165) translate (1.255cm 13.526cm)">
            <text:p text:style-name="P3"><text:span text:style-name="T1">typ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553cm" svg:height="1.651cm" svg:x="1.254cm" svg:y="15.605cm">
            <text:p text:style-name="P3"><text:span text:style-name="T1"/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6" draw:text-style-name="P2" draw:layer="layout" svg:width="6.705cm" svg:height="1.651cm" svg:x="6.97cm" svg:y="11.905cm">
            <text:p text:style-name="P1">Movable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6.704cm" svg:height="2.159cm" draw:transform="skewX (-0.00139626340159546) translate (6.973cm 13.526cm)">
            <text:p text:style-name="P3"><text:span text:style-name="T1">spee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705cm" svg:height="1.651cm" svg:x="6.97cm" svg:y="15.605cm">
            <text:p text:style-name="P3">move(direction, segmentsize, part)</text:p>
            <text:p text:style-name="P3">reset()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8" draw:text-style-name="P2" draw:layer="layout" svg:width="3.4cm" svg:height="1.651cm" svg:x="15.478cm" svg:y="11.905cm">
            <text:p text:style-name="P1">Wall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4cm" svg:height="2.159cm" draw:transform="skewX (-0.000872664625997165) translate (15.479cm 13.526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4cm" svg:height="1.651cm" svg:x="15.478cm" svg:y="15.605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2" draw:layer="layout" svg:width="3.553cm" svg:height="1.651cm" svg:x="4.153cm" svg:y="18.805cm">
            <text:p text:style-name="P1">Playe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553cm" svg:height="2.159cm" draw:transform="skewX (-0.000872664625997165) translate (4.154cm 20.426cm)">
            <text:p text:style-name="P3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553cm" svg:height="1.651cm" svg:x="4.153cm" svg:y="22.505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2" draw:layer="layout" svg:width="3.553cm" svg:height="1.651cm" svg:x="12.652cm" svg:y="18.805cm">
            <text:p text:style-name="P1">Ghost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553cm" svg:height="2.159cm" draw:transform="skewX (-0.000872664625997165) translate (12.653cm 20.426cm)">
            <text:p text:style-name="P3">color<text:line-break/>nexttile<text:line-break/>previouslocation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553cm" svg:height="1.651cm" svg:x="12.652cm" svg:y="22.505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5" draw:layer="layout" draw:type="line" svg:x1="5.931cm" svg:y1="18.805cm" svg:x2="10.325cm" svg:y2="17.256cm" draw:start-shape="id1" draw:start-glue-point="0" draw:end-shape="id2" draw:end-glue-point="2" svg:d="M5931 18805l4394-1549" svg:viewBox="0 0 4395 1550">
          <text:p/>
        </draw:connector>
        <draw:connector draw:style-name="gr10" draw:text-style-name="P5" draw:layer="layout" draw:type="line" svg:x1="14.43cm" svg:y1="18.805cm" svg:x2="10.325cm" svg:y2="17.256cm" draw:start-shape="id3" draw:start-glue-point="0" draw:end-shape="id2" draw:end-glue-point="2" svg:d="M14430 18805l-4105-1549" svg:viewBox="0 0 4106 1550">
          <text:p/>
        </draw:connector>
        <draw:connector draw:style-name="gr10" draw:text-style-name="P5" draw:layer="layout" draw:type="line" svg:x1="3.032cm" svg:y1="11.905cm" svg:x2="10.282cm" svg:y2="10.16cm" draw:start-shape="id4" draw:start-glue-point="0" draw:end-shape="id5" draw:end-glue-point="2" svg:d="M3032 11905l7250-1745" svg:viewBox="0 0 7251 1746">
          <text:p/>
        </draw:connector>
        <draw:connector draw:style-name="gr10" draw:text-style-name="P5" draw:layer="layout" draw:type="line" svg:x1="10.325cm" svg:y1="11.905cm" svg:x2="10.282cm" svg:y2="10.16cm" draw:start-shape="id2" draw:start-glue-point="0" draw:end-shape="id5" draw:end-glue-point="2" svg:d="M10325 11905l-43-1745" svg:viewBox="0 0 44 1746">
          <text:p/>
        </draw:connector>
        <draw:connector draw:style-name="gr10" draw:text-style-name="P5" draw:layer="layout" draw:type="line" svg:x1="17.179cm" svg:y1="11.905cm" svg:x2="10.282cm" svg:y2="10.16cm" draw:start-shape="id6" draw:start-glue-point="0" draw:end-shape="id5" draw:end-glue-point="2" svg:d="M17179 11905l-6897-1745" svg:viewBox="0 0 6898 1746">
          <text:p/>
        </draw:connector>
        <draw:connector draw:style-name="gr10" draw:text-style-name="P5" draw:layer="layout" draw:type="line" svg:x1="10.282cm" svg:y1="4.809cm" svg:x2="10.303cm" svg:y2="3.286cm" draw:start-shape="id5" draw:start-glue-point="0" draw:end-shape="id7" draw:end-glue-point="2" svg:d="M10282 4809l21-1523" svg:viewBox="0 0 22 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06.328391230</meta:creation-date>
    <dc:date>2017-11-25T12:06:52.165496321</dc:date>
    <meta:editing-duration>PT9M25S</meta:editing-duration>
    <meta:editing-cycles>1</meta:editing-cycles>
    <meta:document-statistic meta:object-count="31"/>
    <meta:generator>LibreOffice/5.4.1.2$Linux_X86_64 LibreOffice_project/40m0$Build-2</meta:generator>
  </office:meta>
</office:document-meta>
</file>